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4000001FE31BBA56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bitmap" draw:fill-image-name="msFillBitmap_20_5" style:repeat="stretch" draw:textarea-horizontal-align="justify" draw:textarea-vertical-align="top" draw:auto-grow-height="false" draw:fit-to-size="false" style:shrink-to-fit="false" fo:min-height="1.468cm" fo:min-width="0.806cm" fo:padding-top="0.125cm" fo:padding-bottom="0.125cm" fo:padding-left="0.25cm" fo:padding-right="0.25cm" fo:wrap-option="wrap" loext:decorative="false"/>
    </style:style>
    <style:style style:name="P1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s" fo:country="MX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Freeform 24" draw:style-name="gr1" draw:text-style-name="P1" draw:layer="layout" svg:width="1.3cm" svg:height="1.712cm" svg:x="10.018cm" svg:y="2.723cm">
          <text:p/>
          <draw:enhanced-geometry draw:mirror-horizontal="false" draw:mirror-vertical="false" drawooo:sub-view-size="470175 618651" draw:text-areas="?f0 ?f2 ?f1 ?f3" svg:viewBox="0 0 0 0" draw:type="ooxml-non-primitive" draw:enhanced-path="M 0 0 L 470175 0 470175 618651 0 618651 0 0 Z N">
            <draw:equation draw:name="f0" draw:formula="0*logwidth/468360"/>
            <draw:equation draw:name="f1" draw:formula="470160*logwidth/468360"/>
            <draw:equation draw:name="f2" draw:formula="0*logheight/616680"/>
            <draw:equation draw:name="f3" draw:formula="618480*logheight/61668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5" draw:display-name="msFillBitmap 5" xlink:href="Pictures/1000000100000184000001FE31BBA56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15:34:02.623649594</meta:creation-date>
    <dc:date>2026-03-21T15:34:40.599988598</dc:date>
    <meta:editing-duration>PT38S</meta:editing-duration>
    <meta:editing-cycles>1</meta:editing-cycles>
    <meta:document-statistic meta:object-count="1"/>
    <meta:generator>LibreOffice/25.8.5.2$Linux_X86_64 LibreOffice_project/580$Build-2</meta:generator>
  </office:meta>
</office:document-meta>
</file>